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color="#ffff38" draw:fill="solid" draw:fill-color="#ffbf00" loext:fill-use-slide-background="false" draw:opacity="35%" draw:textarea-horizontal-align="justify" draw:textarea-vertical-align="middle" draw:auto-grow-height="false" fo:min-height="1.338cm" fo:min-width="2.675cm"/>
    </style:style>
    <style:style style:name="gr4" style:family="graphic" style:parent-style-name="standard">
      <style:graphic-properties svg:stroke-color="#ffff38" draw:fill="solid" draw:fill-color="#ffbf00" loext:fill-use-slide-background="false" draw:opacity="35%" draw:textarea-horizontal-align="justify" draw:textarea-vertical-align="middle" draw:auto-grow-height="false" fo:min-height="1.338cm" fo:min-width="3.628cm"/>
    </style:style>
    <style:style style:name="gr5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79cm"/>
    </style:style>
    <style:style style:name="gr6" style:family="graphic" style:parent-style-name="standard">
      <style:graphic-properties draw:textarea-horizontal-align="justify" draw:textarea-vertical-align="middle" draw:auto-grow-height="false" fo:min-height="0.424cm" fo:min-width="0.188cm"/>
    </style:style>
    <style:style style:name="gr7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bf00" draw:opacity="35%"/>
      <style:paragraph-properties fo:text-align="center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2cm" svg:y1="2.787cm" svg:x2="15.822cm" svg:y2="2.787cm">
          <text:p/>
        </draw:line>
        <draw:line draw:style-name="gr2" draw:text-style-name="P1" draw:layer="layout" svg:x1="1.507cm" svg:y1="4.663cm" svg:x2="19.287cm" svg:y2="4.663cm">
          <text:p/>
        </draw:line>
        <draw:line draw:style-name="gr2" draw:text-style-name="P1" draw:layer="layout" svg:x1="1.852cm" svg:y1="2.787cm" svg:x2="19.632cm" svg:y2="2.787cm">
          <text:p/>
        </draw:line>
        <draw:custom-shape draw:style-name="gr3" draw:text-style-name="P2" draw:layer="layout" svg:width="3.175cm" svg:height="1.588cm" svg:x="8.87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28cm" svg:height="1.588cm" svg:x="8.837cm" svg:y="1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59cm" svg:height="0.94cm" svg:x="1.266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3.68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5.154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7.57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9.179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1.5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13.067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5.48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1.254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2.822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5.164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6.732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9.192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0.7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13.065cm" svg:y="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4.57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25cm" svg:height="0.962cm" svg:x="9.182cm" svg:y="2.27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1.644cm" svg:y="2.27cm">
          <draw:text-box>
            <text:p><text:span text:style-name="T1">B</text:span></text:p>
          </draw:text-box>
        </draw:frame>
        <draw:frame draw:style-name="gr8" draw:text-style-name="P5" draw:layer="layout" svg:width="0.925cm" svg:height="0.962cm" svg:x="9.219cm" svg:y="4.119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0.807cm" svg:y="4.119cm">
          <draw:text-box>
            <text:p><text:span text:style-name="T1">B</text:span></text:p>
          </draw:text-box>
        </draw:frame>
        <draw:frame draw:style-name="gr9" draw:text-style-name="P6" draw:layer="layout" svg:width="0.642cm" svg:height="0.806cm" svg:x="10.525cm" svg:y="1.952cm">
          <draw:text-box>
            <text:p><text:span text:style-name="T2">t</text:span></text:p>
          </draw:text-box>
        </draw:frame>
        <draw:frame draw:style-name="gr10" draw:text-style-name="P6" draw:layer="layout" svg:width="0.752cm" svg:height="0.806cm" svg:x="12.534cm" svg:y="2.738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8.52cm" svg:y="2.738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8.126cm" svg:y="4.596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12.049cm" svg:y="4.596cm">
          <draw:text-box>
            <text:p><text:span text:style-name="T2">t’</text:span></text:p>
          </draw:text-box>
        </draw:frame>
        <draw:frame draw:style-name="gr9" draw:text-style-name="P6" draw:layer="layout" svg:width="0.642cm" svg:height="0.806cm" svg:x="10.142cm" svg:y="3.961cm">
          <draw:text-box>
            <text:p><text:span text:style-name="T2">t</text:span></text:p>
          </draw:text-box>
        </draw:frame>
        <draw:custom-shape draw:style-name="gr5" draw:text-style-name="P3" draw:layer="layout" svg:width="0.959cm" svg:height="0.94cm" svg:x="17.078cm" svg:y="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8.67cm" svg:y="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17.068cm" svg:y="2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9.486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4-03T14:49:38.175052572</dc:date>
    <meta:editing-duration>PT1H33M47S</meta:editing-duration>
    <meta:editing-cycles>8</meta:editing-cycles>
    <meta:generator>LibreOffice/7.4.7.2$Linux_X86_64 LibreOffice_project/40$Build-2</meta:generator>
    <meta:document-statistic meta:object-count="35"/>
  </office:meta>
</office:document-meta>
</file>